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5-11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5-08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5-05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5-03-0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4-10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4-07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4-04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4-01-1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3-11-1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3-09-0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3-04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3-01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2-10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2-07-1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2-03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21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9-09-1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9-06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9-03-0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8-11-2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8-08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8-05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8-02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7-10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7-09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7-05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7-03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6-12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6-09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6-05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6-02-0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5-09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5-06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5-03-1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4-11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4-09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4-06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4-02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3-09-1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3-05-2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3-03-0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2-12-0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2-08-0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2-05-1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2-02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1-1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1-07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1-05-1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1-02-1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0-11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0-08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0-05-1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10-02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9-12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9-08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9-05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9-03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8-12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8-07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8-04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8-01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7-10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7-08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7-05-2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7-02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6-07-1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6-04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250076300502</text:p>
          </table:table-cell>
          <table:table-cell office:value-type="string" calcext:value-type="string">
            <text:p>58F 65 SOW 191A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54" meta:object-count="0"/>
    <meta:user-defined meta:name="AppVersion">3.0</meta:user-defined>
  </office:meta>
</office:document-meta>
</file>